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79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SMARTY 3</text:p>
          </table:table-cell>
          <table:table-cell table:style-name="ce1" office:value-type="string">
            <text:p>SMARTY 2</text:p>
          </table:table-cell>
          <table:table-cell table:style-name="ce1" office:value-type="string">
            <text:p>TX_SMARTY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table:number-columns-repeated="2"/>
          <table:table-cell office:value-type="string">
            <text:p>respect_no_cache </text:p>
          </table:table-cell>
          <table:table-cell/>
          <table:table-cell office:value-type="string">
            <text:p>Boolean: If enabled Smarty wil respect the TYPO3 no_cache parameter and disable caching (if enabled) whenever no_cache is invoked.</text:p>
          </table:table-cell>
        </table:table-row>
        <table:table-row table:style-name="ro2">
          <table:table-cell office:value-type="string">
            <text:p>allow_php_templates</text:p>
          </table:table-cell>
          <table:table-cell table:number-columns-repeated="3"/>
          <table:table-cell office:value-type="string">
            <text:p>By default the PHP template file resource is disabled. Setting $allow_php_templates to TRUE will enable PHP template files.</text:p>
          </table:table-cell>
        </table:table-row>
        <table:table-row table:style-name="ro3">
          <table:table-cell office:value-type="string">
            <text:p>auto_literal</text:p>
          </table:table-cell>
          <table:table-cell table:number-columns-repeated="3"/>
          <table:table-cell office:value-type="string">
            <text:p>The Smarty delimiter tags { and } will be ignored so long as they are surrounded by white space. This behavior can be disabled by setting auto_literal to false.</text:p>
          </table:table-cell>
        </table:table-row>
        <table:table-row table:style-name="ro2">
          <table:table-cell office:value-type="string">
            <text:p>autoload_filters</text:p>
          </table:table-cell>
          <table:table-cell office:value-type="string">
            <text:p>autoload_filters </text:p>
          </table:table-cell>
          <table:table-cell table:number-columns-repeated="2"/>
          <table:table-cell office:value-type="string">
            <text:p>Array: Filters that load on every template invocation. The variable is an associative array where keys are filter types (pre,post,output) and values are arrays of the filter names.</text:p>
          </table:table-cell>
        </table:table-row>
        <table:table-row table:style-name="ro3">
          <table:table-cell office:value-type="string">
            <text:p>cache_dir</text:p>
          </table:table-cell>
          <table:table-cell office:value-type="string">
            <text:p>cache_dir </text:p>
          </table:table-cell>
          <table:table-cell table:number-columns-repeated="2"/>
          <table:table-cell office:value-type="string">
            <text:p>String: Name of the directory where template caches are stored (must be either a relative or absolute path)</text:p>
          </table:table-cell>
        </table:table-row>
        <table:table-row table:style-name="ro2">
          <table:table-cell office:value-type="string">
            <text:p>cache_id</text:p>
          </table:table-cell>
          <table:table-cell table:number-columns-repeated="3"/>
          <table:table-cell office:value-type="string">
            <text:p>Persistent cache_id identifier. As an alternative to passing the same $cache_id to each and every function call, you can set this $cache_id and it will be used implicitly thereafter.</text:p>
          </table:table-cell>
        </table:table-row>
        <table:table-row table:style-name="ro3">
          <table:table-cell/>
          <table:table-cell office:value-type="string">
            <text:p>cache_handler_func </text:p>
          </table:table-cell>
          <table:table-cell table:number-columns-repeated="2"/>
          <table:table-cell office:value-type="string">
            <text:p>callback function: You can supply a custom function to handle cache files instead of using the built-in method</text:p>
          </table:table-cell>
        </table:table-row>
        <table:table-row table:style-name="ro2">
          <table:table-cell office:value-type="string">
            <text:p>cache_lifetime</text:p>
          </table:table-cell>
          <table:table-cell office:value-type="string">
            <text:p>cache_lifetime </text:p>
          </table:table-cell>
          <table:table-cell table:number-columns-repeated="2"/>
          <table:table-cell office:value-type="string">
            <text:p>Int: This is the length of time in seconds that a template cache is valid (default 3600)</text:p>
          </table:table-cell>
        </table:table-row>
        <table:table-row table:style-name="ro2">
          <table:table-cell office:value-type="string">
            <text:p>cache_locking</text:p>
          </table:table-cell>
          <table:table-cell/>
          <table:table-cell table:style-name="ce2"/>
          <table:table-cell table:style-name="ce2" office:value-type="boolean" office:boolean-value="false">
            <text:p>FALSE</text:p>
          </table:table-cell>
          <table:table-cell office:value-type="string">
            <text:p>Cache locking avoids concurrent cache generation. This means resource intensive pages can be generated only once, even if they've been requested multiple times in the same moment.</text:p>
          </table:table-cell>
        </table:table-row>
        <table:table-row table:style-name="ro2">
          <table:table-cell office:value-type="string">
            <text:p>cache_modified_check</text:p>
          </table:table-cell>
          <table:table-cell office:value-type="string">
            <text:p>cache_modified_check </text:p>
          </table:table-cell>
          <table:table-cell table:number-columns-repeated="2"/>
          <table:table-cell office:value-type="string">
            <text:p>Boolean: If set to true, Smarty will respect the If-Modified-Since header sent from the client.</text:p>
          </table:table-cell>
        </table:table-row>
        <table:table-row table:style-name="ro2">
          <table:table-cell office:value-type="string">
            <text:p>caching</text:p>
          </table:table-cell>
          <table:table-cell office:value-type="string">
            <text:p>caching </text:p>
          </table:table-cell>
          <table:table-cell table:number-columns-repeated="2"/>
          <table:table-cell office:value-type="string">
            <text:p>Boolean: This tells Smarty whether or not to cache the output of the templates to the $cache_dir. (FALSE, default)</text:p>
          </table:table-cell>
        </table:table-row>
        <table:table-row table:style-name="ro2">
          <table:table-cell office:value-type="string">
            <text:p>caching_type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This property specifies the name of the caching handler to use. It defaults to file, enabling the internal filesystem based cache handler.</text:p>
          </table:table-cell>
        </table:table-row>
        <table:table-row table:style-name="ro2">
          <table:table-cell office:value-type="string">
            <text:p>compile_check</text:p>
          </table:table-cell>
          <table:table-cell office:value-type="string">
            <text:p>compile_check </text:p>
          </table:table-cell>
          <table:table-cell table:number-columns-repeated="2"/>
          <table:table-cell office:value-type="string">
            <text:p>Boolean: Upon each invocation of the PHP application, Smarty tests to see if the current template has changed</text:p>
          </table:table-cell>
        </table:table-row>
        <table:table-row table:style-name="ro3">
          <table:table-cell office:value-type="string">
            <text:p>compile_dir</text:p>
          </table:table-cell>
          <table:table-cell office:value-type="string">
            <text:p>compile_dir </text:p>
          </table:table-cell>
          <table:table-cell table:number-columns-repeated="2"/>
          <table:table-cell office:value-type="string">
            <text:p>String: Name of the directory where compiled templates are located (must be either a relative or absolute path)</text:p>
          </table:table-cell>
        </table:table-row>
        <table:table-row table:style-name="ro3">
          <table:table-cell office:value-type="string">
            <text:p>compile_id</text:p>
          </table:table-cell>
          <table:table-cell office:value-type="string">
            <text:p>compile_id </text:p>
          </table:table-cell>
          <table:table-cell table:number-columns-repeated="2"/>
          <table:table-cell office:value-type="string">
            <text:p>String: Persistant compile identifier.</text:p>
          </table:table-cell>
        </table:table-row>
        <table:table-row table:style-name="ro2">
          <table:table-cell office:value-type="string">
            <text:p>compile_locking</text:p>
          </table:table-cell>
          <table:table-cell table:number-columns-repeated="3"/>
          <table:table-cell office:value-type="string">
            <text:p>Callback function: Specifies the name of the compiler class that Smarty will use to compile the templates</text:p>
          </table:table-cell>
        </table:table-row>
        <table:table-row table:style-name="ro2">
          <table:table-cell office:value-type="string">
            <text:p>compiler_class</text:p>
          </table:table-cell>
          <table:table-cell office:value-type="string">
            <text:p>compiler_class </text:p>
          </table:table-cell>
          <table:table-cell/>
          <table:table-cell table:style-name="ce2" office:value-type="boolean" office:boolean-value="true">
            <text:p>TRUE</text:p>
          </table:table-cell>
          <table:table-cell office:value-type="string">
            <text:p>Compile locking avoids concurrent compilation of the same template.</text:p>
          </table:table-cell>
        </table:table-row>
        <table:table-row table:style-name="ro3">
          <table:table-cell office:value-type="string">
            <text:p>config_booleanize</text:p>
          </table:table-cell>
          <table:table-cell office:value-type="string">
            <text:p>config_booleanize </text:p>
          </table:table-cell>
          <table:table-cell table:number-columns-repeated="2"/>
          <table:table-cell office:value-type="string">
            <text:p>Boolean: If set to true, config file values of on/true/yes and off/false/no get converted to boolean values automatically</text:p>
          </table:table-cell>
        </table:table-row>
        <table:table-row table:style-name="ro3">
          <table:table-cell office:value-type="string">
            <text:p>config_dir</text:p>
          </table:table-cell>
          <table:table-cell office:value-type="string">
            <text:p>config_dir </text:p>
          </table:table-cell>
          <table:table-cell table:number-columns-repeated="2"/>
          <table:table-cell office:value-type="string">
            <text:p>String: This is the directory used to store config files <text:s/>used in the templates</text:p>
          </table:table-cell>
        </table:table-row>
        <table:table-row table:style-name="ro2">
          <table:table-cell/>
          <table:table-cell office:value-type="string">
            <text:p>config_fix_newlines </text:p>
          </table:table-cell>
          <table:table-cell table:number-columns-repeated="2"/>
          <table:table-cell office:value-type="string">
            <text:p>Boolean: If set to true, mac and dos newlines (\r and \r\n) in config files are converted to \n when they are parsed.</text:p>
          </table:table-cell>
        </table:table-row>
        <table:table-row table:style-name="ro2">
          <table:table-cell office:value-type="string">
            <text:p>config_overwrite</text:p>
          </table:table-cell>
          <table:table-cell office:value-type="string">
            <text:p>config_overwrite </text:p>
          </table:table-cell>
          <table:table-cell table:number-columns-repeated="2"/>
          <table:table-cell office:value-type="string">
            <text:p>Boolean: If set to true (by default), variables read in from config files will overwrite each other.</text:p>
          </table:table-cell>
        </table:table-row>
        <table:table-row table:style-name="ro2">
          <table:table-cell office:value-type="string">
            <text:p>config_read_hidden</text:p>
          </table:table-cell>
          <table:table-cell office:value-type="string">
            <text:p>config_read_hidden </text:p>
          </table:table-cell>
          <table:table-cell table:number-columns-repeated="2"/>
          <table:table-cell office:value-type="string">
            <text:p>Boolean: If set to true, hidden sections (section names beginning with a period) in config files <text:s/>can be read from templates.</text:p>
          </table:table-cell>
        </table:table-row>
        <table:table-row table:style-name="ro3">
          <table:table-cell office:value-type="string">
            <text:p>debug_tpl</text:p>
          </table:table-cell>
          <table:table-cell office:value-type="string">
            <text:p>debug_tpl </text:p>
          </table:table-cell>
          <table:table-cell table:number-columns-repeated="2"/>
          <table:table-cell office:value-type="string">
            <text:p>String: This is the (name and location) of the template file used for the debugging console</text:p>
          </table:table-cell>
        </table:table-row>
        <table:table-row table:style-name="ro2">
          <table:table-cell office:value-type="string">
            <text:p>debugging</text:p>
          </table:table-cell>
          <table:table-cell office:value-type="string">
            <text:p>debugging </text:p>
          </table:table-cell>
          <table:table-cell table:number-columns-repeated="2"/>
          <table:table-cell office:value-type="string">
            <text:p>Boolean: This enables the debugging console</text:p>
          </table:table-cell>
        </table:table-row>
        <table:table-row table:style-name="ro2">
          <table:table-cell office:value-type="string">
            <text:p>debugging_ctrl</text:p>
          </table:table-cell>
          <table:table-cell office:value-type="string">
            <text:p>debugging_ctrl </text:p>
          </table:table-cell>
          <table:table-cell table:number-columns-repeated="2"/>
          <table:table-cell office:value-type="string">
            <text:p>Keyword: Alternate ways to enable debugging. NONE means no alternate methods are allowed. URL means when the keyword SMARTY_DEBUG is</text:p>
          </table:table-cell>
        </table:table-row>
        <table:table-row table:style-name="ro3">
          <table:table-cell office:value-type="string">
            <text:p>default_config_type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This tells smarty what resource type to use for config files. The default value is file, meaning that $smarty-&gt;configLoad('test.conf') and $smarty-&gt;configLoad('file:test.conf') are identical in meaning</text:p>
          </table:table-cell>
        </table:table-row>
        <table:table-row table:style-name="ro2">
          <table:table-cell office:value-type="string">
            <text:p>default_modifiers</text:p>
          </table:table-cell>
          <table:table-cell table:number-columns-repeated="3"/>
          <table:table-cell office:value-type="string">
            <text:p>This is an array of modifiers to implicitly apply to every variable in a template. For example, to HTML-escape every variable by default, use array('escape:"htmlall"').</text:p>
          </table:table-cell>
        </table:table-row>
        <table:table-row table:style-name="ro2">
          <table:table-cell office:value-type="string">
            <text:p>default_resource_type</text:p>
          </table:table-cell>
          <table:table-cell office:value-type="string">
            <text:p>default_resource_type </text:p>
          </table:table-cell>
          <table:table-cell table:number-columns-repeated="2"/>
          <table:table-cell office:value-type="string">
            <text:p>Keyword: This tells smarty what resource type to use implicitly.</text:p>
          </table:table-cell>
        </table:table-row>
        <table:table-row table:style-name="ro3">
          <table:table-cell office:value-type="string">
            <text:p>default_config_handler_func</text:p>
          </table:table-cell>
          <table:table-cell table:number-columns-repeated="4"/>
        </table:table-row>
        <table:table-row table:style-name="ro3">
          <table:table-cell office:value-type="string">
            <text:p>default_template_handler_func</text:p>
          </table:table-cell>
          <table:table-cell office:value-type="string">
            <text:p>default_template_handler_func </text:p>
          </table:table-cell>
          <table:table-cell table:number-columns-repeated="2"/>
          <table:table-cell office:value-type="string">
            <text:p>Callback function: This function is called when a template cannot be obtained from its resource.</text:p>
          </table:table-cell>
        </table:table-row>
        <table:table-row table:style-name="ro2">
          <table:table-cell office:value-type="string">
            <text:p>direct_access_security</text:p>
          </table:table-cell>
          <table:table-cell table:number-columns-repeated="4"/>
        </table:table-row>
        <table:table-row table:style-name="ro2">
          <table:table-cell office:value-type="string">
            <text:p>error_reporting</text:p>
          </table:table-cell>
          <table:table-cell office:value-type="string">
            <text:p>error_reporting </text:p>
          </table:table-cell>
          <table:table-cell table:number-columns-repeated="2"/>
          <table:table-cell office:value-type="string">
            <text:p>Int: When this value is set to a non-null-value it's value is used as php's error_reporting level inside of display() and fetch()</text:p>
          </table:table-cell>
        </table:table-row>
        <table:table-row table:style-name="ro2">
          <table:table-cell office:value-type="string">
            <text:p>escape_html</text:p>
          </table:table-cell>
          <table:table-cell table:number-columns-repeated="4"/>
        </table:table-row>
        <table:table-row table:style-name="ro2">
          <table:table-cell office:value-type="string">
            <text:p>force_cache</text:p>
          </table:table-cell>
          <table:table-cell table:number-columns-repeated="4"/>
        </table:table-row>
        <table:table-row table:style-name="ro2">
          <table:table-cell office:value-type="string">
            <text:p>force_compile</text:p>
          </table:table-cell>
          <table:table-cell office:value-type="string">
            <text:p>force_compile </text:p>
          </table:table-cell>
          <table:table-cell table:number-columns-repeated="2"/>
          <table:table-cell office:value-type="string">
            <text:p>Boolean: This forces Smarty to (re)compile templates on every invocation.</text:p>
          </table:table-cell>
        </table:table-row>
        <table:table-row table:style-name="ro2">
          <table:table-cell office:value-type="string">
            <text:p>left_delimiter</text:p>
          </table:table-cell>
          <table:table-cell office:value-type="string">
            <text:p>left_delimiter </text:p>
          </table:table-cell>
          <table:table-cell table:number-columns-repeated="2"/>
          <table:table-cell office:value-type="string">
            <text:p>String: This is the left delimiter used by the template language. Default is "{"</text:p>
          </table:table-cell>
        </table:table-row>
        <table:table-row table:style-name="ro2">
          <table:table-cell office:value-type="string">
            <text:p>locking_timeout</text:p>
          </table:table-cell>
          <table:table-cell table:number-columns-repeated="4"/>
        </table:table-row>
        <table:table-row table:style-name="ro2">
          <table:table-cell office:value-type="string">
            <text:p>merge_compiled_includes</text:p>
          </table:table-cell>
          <table:table-cell table:number-columns-repeated="4"/>
        </table:table-row>
        <table:table-row table:style-name="ro2">
          <table:table-cell office:value-type="string">
            <text:p>php_handling</text:p>
          </table:table-cell>
          <table:table-cell office:value-type="string">
            <text:p>php_handling </text:p>
          </table:table-cell>
          <table:table-cell table:number-columns-repeated="2"/>
          <table:table-cell office:value-type="string">
            <text:p>Keyword: This tells Smarty how to handle PHP code embedded in the templates. (keywords SMARTY_PHP_PASSTHRU, SMARTY_PHP_QUOTE, SMARTY_PHP_REMOVE, SMARTY_PHP_ALLOW)</text:p>
          </table:table-cell>
        </table:table-row>
        <table:table-row table:style-name="ro3">
          <table:table-cell office:value-type="string">
            <text:p>plugins_dir</text:p>
          </table:table-cell>
          <table:table-cell office:value-type="string">
            <text:p>plugins_dir </text:p>
          </table:table-cell>
          <table:table-cell table:number-columns-repeated="2"/>
          <table:table-cell office:value-type="string">
            <text:p>Array: Locations where Smarty will look for the plugins that it needs</text:p>
          </table:table-cell>
        </table:table-row>
        <table:table-row table:style-name="ro2">
          <table:table-cell/>
          <table:table-cell office:value-type="string">
            <text:p>request_use_auto_globals </text:p>
          </table:table-cell>
          <table:table-cell table:number-columns-repeated="2"/>
          <table:table-cell office:value-type="string">
            <text:p>Boolean: Specifies if Smarty should use php's $HTTP_*_VARS[] (FALSE) or or $_*[] (TRUE, default)</text:p>
          </table:table-cell>
        </table:table-row>
        <table:table-row table:style-name="ro2">
          <table:table-cell/>
          <table:table-cell office:value-type="string">
            <text:p>request_vars_order </text:p>
          </table:table-cell>
          <table:table-cell table:number-columns-repeated="2"/>
          <table:table-cell office:value-type="string">
            <text:p>String: The order in which request variables are registered, similar to variables_order in php.ini</text:p>
          </table:table-cell>
        </table:table-row>
        <table:table-row table:style-name="ro2">
          <table:table-cell office:value-type="string">
            <text:p>right_delimiter</text:p>
          </table:table-cell>
          <table:table-cell office:value-type="string">
            <text:p>right_delimiter </text:p>
          </table:table-cell>
          <table:table-cell table:number-columns-repeated="2"/>
          <table:table-cell office:value-type="string">
            <text:p>String: This is the right delimiter used by the template language. Default is "}"</text:p>
          </table:table-cell>
        </table:table-row>
        <table:table-row table:style-name="ro3">
          <table:table-cell/>
          <table:table-cell office:value-type="string">
            <text:p>secure_dir </text:p>
          </table:table-cell>
          <table:table-cell table:number-columns-repeated="2"/>
          <table:table-cell office:value-type="string">
            <text:p>Array: Locations Smarty considers secure for include_php</text:p>
          </table:table-cell>
        </table:table-row>
        <table:table-row table:style-name="ro2">
          <table:table-cell/>
          <table:table-cell office:value-type="string">
            <text:p>security_settings </text:p>
          </table:table-cell>
          <table:table-cell table:number-columns-repeated="2"/>
          <table:table-cell office:value-type="string">
            <text:p>Array: These are used to override or specify the security settings when $security is enabled. For details check http://smarty.php.net/manual/en/variable.security.settings.php</text:p>
          </table:table-cell>
        </table:table-row>
        <table:table-row table:style-name="ro2">
          <table:table-cell/>
          <table:table-cell office:value-type="string">
            <text:p>security </text:p>
          </table:table-cell>
          <table:table-cell table:number-columns-repeated="2"/>
          <table:table-cell office:value-type="string">
            <text:p>Boolean: Enforces security rules</text:p>
          </table:table-cell>
        </table:table-row>
        <table:table-row table:style-name="ro2">
          <table:table-cell office:value-type="string">
            <text:p>smarty_debug_id</text:p>
          </table:table-cell>
          <table:table-cell table:number-columns-repeated="4"/>
        </table:table-row>
        <table:table-row table:style-name="ro3">
          <table:table-cell office:value-type="string">
            <text:p>template_dir</text:p>
          </table:table-cell>
          <table:table-cell office:value-type="string">
            <text:p>template_dir </text:p>
          </table:table-cell>
          <table:table-cell table:number-columns-repeated="2"/>
          <table:table-cell office:value-type="string">
            <text:p>String: This is the name of the default template directory</text:p>
          </table:table-cell>
        </table:table-row>
        <table:table-row table:style-name="ro3">
          <table:table-cell office:value-type="string">
            <text:p>trusted_dir</text:p>
          </table:table-cell>
          <table:table-cell office:value-type="string">
            <text:p>trusted_dir </text:p>
          </table:table-cell>
          <table:table-cell table:number-columns-repeated="2"/>
          <table:table-cell office:value-type="string">
            <text:p>Array: Locations Smarty considers secure for include and fetch</text:p>
          </table:table-cell>
        </table:table-row>
        <table:table-row table:style-name="ro3">
          <table:table-cell/>
          <table:table-cell office:value-type="string">
            <text:p>use_sub_dirs </text:p>
          </table:table-cell>
          <table:table-cell table:number-columns-repeated="2"/>
          <table:table-cell office:value-type="string">
            <text:p>Boolean: Smarty will create subdirectories under the templates_c and cache directories if $use_sub_dirs is set to true.</text:p>
          </table:table-cell>
        </table:table-row>
        <table:table-row table:style-name="ro2">
          <table:table-cell office:value-type="string">
            <text:p>use_include_path</text:p>
          </table:table-cell>
          <table:table-cell table:number-columns-repeated="4"/>
        </table:table-row>
        <table:table-row table:style-name="ro3">
          <table:table-cell office:value-type="string">
            <text:p>use_sub_dirs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07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Tuck</meta:initial-creator>
    <meta:creation-date>2011-09-29T11:10:01</meta:creation-date>
    <dc:date>2011-11-03T07:53:35</dc:date>
    <meta:editing-duration>PT11H49M54S</meta:editing-duration>
    <meta:editing-cycles>4</meta:editing-cycles>
    <meta:generator>LibreOffice/3.4$Unix LibreOffice_project/340m1$Build-302</meta:generator>
    <meta:document-statistic meta:table-count="3" meta:cell-count="130" meta:object-count="0"/>
    <meta:user-defined meta:name=""/>
  </office:meta>
</office:document-meta>
</file>